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4pt" fo:font-weight="bold" style:font-size-asian="14pt" style:font-weight-asian="bold" style:font-name-complex="Georgia" style:font-size-complex="14pt"/>
    </style:style>
    <style:style style:name="P2" style:family="paragraph" style:parent-style-name="Standard">
      <style:paragraph-properties fo:text-align="center" style:justify-single-word="false"/>
      <style:text-properties style:font-name="Georgia" fo:font-size="14pt" fo:font-weight="bold" style:font-size-asian="14pt" style:font-weight-asian="bold" style:font-name-complex="Georgia" style:font-size-complex="14pt"/>
    </style:style>
    <style:style style:name="P3" style:family="paragraph" style:parent-style-name="Standard">
      <style:text-properties style:font-name="Georgia" style:font-name-complex="Georgia"/>
    </style:style>
    <style:style style:name="P4" style:family="paragraph" style:parent-style-name="Standard">
      <style:text-properties style:font-name="Georgia" fo:font-size="11pt" fo:font-weight="bold" style:font-size-asian="11pt" style:font-weight-asian="bold" style:font-name-complex="Georgia" style:font-size-complex="11pt"/>
    </style:style>
    <style:style style:name="P5" style:family="paragraph" style:parent-style-name="Standard">
      <style:text-properties style:font-name="Georgia" fo:font-size="11pt" style:font-size-asian="11pt" style:font-name-complex="Georgia" style:font-size-complex="11pt"/>
    </style:style>
    <style:style style:name="P6"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name-complex="Georgia" style:font-size-complex="14pt"/>
    </style:style>
    <style:style style:name="T1" style:family="text">
      <style:text-properties style:font-name="Georgia" fo:font-size="11pt" fo:font-weight="bold" style:font-size-asian="11pt" style:font-weight-asian="bold" style:font-name-complex="Georgia" style:font-size-complex="11pt"/>
    </style:style>
    <style:style style:name="T2" style:family="text">
      <style:text-properties style:text-position="super 58%" style:font-name="Georgia" fo:font-size="11pt" fo:font-weight="bold" style:font-size-asian="11pt" style:font-weight-asian="bold" style:font-name-complex="Georgia"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amily Information Sheet</text:p>
      <text:p text:style-name="P2"/>
      <text:p text:style-name="P2">Fees</text:p>
      <text:p text:style-name="P3"/>
      <text:p text:style-name="Standard"><text:span text:style-name="T1">**Please note: All Fees, except the volunteering fee (see below) must be paid in full by December 31</text:span><text:span text:style-name="T2">st</text:span><text:span text:style-name="T1">. <text:s/>All outstanding fees beyond this date will be charged 2% per month as a late fee (on full outstanding balance)**</text:span></text:p>
      <text:p text:style-name="P4"/>
      <text:p text:style-name="P5">Cannington Figure Skating Club is a non profit club that operates with the belief that children who want to, should be able to skate. <text:s/>Because of this we try to keep our registration fees as low as possible. <text:s/>The fees you pay to register your child help offset the cost of ice rental and the payment of coach’s fees. <text:s/>However, it is not enough to cover all fees. <text:s/>As such, there are two additional fees we charge each family.</text:p>
      <text:p text:style-name="P5"/>
      <text:p text:style-name="P1">Fundraising Fee</text:p>
      <text:p text:style-name="P5"/>
      <text:p text:style-name="P5">The mandatory $100.00 fundraising fee allows families to sell the lottery calendars and have the money back to cover their post dated cheque. <text:s/>Each family receives 10 Calendars that they sell for $10.00 each. <text:s/>Due to past difficulties in tracking cash and returning cheques, we ask that you not hand in any cash collected for the calendars but simply allow the postdated cheque to go through on the designated date.</text:p>
      <text:p text:style-name="P5"/>
      <text:p text:style-name="P5">Post dated Cheque for 20 November, 2017</text:p>
      <text:p text:style-name="P5"/>
      <text:p text:style-name="P1">Volunteering Fee</text:p>
      <text:p text:style-name="P5"/>
      <text:p text:style-name="P5">As a non profit club, we rely heavily on fundraising to support the continuation of this club. <text:s/>One of our biggest fundraisers is the monthly youth dances. <text:s/>However, these dances cannot run without the support on numerous volunteers. <text:s/>This $100.00 fee gives you the option of simply allowing the post dated cheque to go through or to volunteer at three dances throughout the year. <text:s/>Once you have completed this commitment, your cheque will be returned to you. <text:s/>To sign up for dances, please see a member of the executive or sign up on the bulletin board at the arena. <text:s/>If you have signed up for a dance and are unable to attend, please ensure that you advise an executive member.</text:p>
      <text:p text:style-name="P5"/>
      <text:p text:style-name="P5">Post dated Cheque for 01 March. 2018</text:p>
      <text:p text:style-name="P5"/>
      <text:p text:style-name="P5"/>
      <text:p text:style-name="P1">Dance Volunteer Dates</text:p>
      <text:p text:style-name="P5"/>
      <text:p text:style-name="P5">Dance 1: _____________________</text:p>
      <text:p text:style-name="P5"/>
      <text:p text:style-name="P5">Dance 2: _____________________</text:p>
      <text:p text:style-name="P5"/>
      <text:p text:style-name="P5">Dance 3: _____________________</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angal" svg:font-family="Mangal" style:font-pitch="variable"/>
    <style:font-face style:name="Microsoft YaHei" svg:font-family="'Microsoft YaHei'"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mily Information Sheet</dc:title>
    <meta:creation-date>2016-08-13T08:56:25.39</meta:creation-date>
    <dc:date>2017-08-19T09:21:16.85</dc:date>
    <meta:editing-cycles>6</meta:editing-cycles>
    <meta:editing-duration>PT11M21S</meta:editing-duration>
    <meta:generator>OpenOffice/4.1.3$Win32 OpenOffice.org_project/413m1$Build-9783</meta:generator>
    <meta:document-statistic meta:table-count="0" meta:image-count="0" meta:object-count="0" meta:page-count="1" meta:paragraph-count="14" meta:word-count="341" meta:character-count="1981"/>
  </office:meta>
</office:document-meta>
</file>